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1 to 9</text:p>
          </table:table-cell>
          <table:table-cell table:style-name="ce1" office:value-type="float" office:value="123456789" calcext:value-type="float">
            <text:p>1234567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rrency (Euro)</text:p>
          </table:table-cell>
          <table:table-cell table:style-name="ce2" office:value-type="float" office:value="2" calcext:value-type="float">
            <text:p>2.00 €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t day</text:p>
          </table:table-cell>
          <table:table-cell table:style-name="ce3" office:value-type="date" office:date-value="2021-12-31" calcext:value-type="date">
            <text:p>12/31/20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st day</text:p>
          </table:table-cell>
          <table:table-cell table:style-name="ce3" table:formula="of:=[.B3]+1" office:value-type="date" office:date-value="2022-01-01" calcext:value-type="date">
            <text:p>1/1/2022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" office:value-type="string" calcext:value-type="string">
            <text:p>aeiou</text:p>
          </table:table-cell>
          <table:table-cell table:style-name="ce1" office:value-type="string" calcext:value-type="string">
            <text:p>AEIO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D7</text:p>
          </table:table-cell>
          <table:table-cell table:number-columns-repeated="1020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2</text:p>
          </table:table-cell>
          <table:table-cell table:number-columns-repeated="1022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 €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10:28:20</meta:creation-date>
    <meta:initial-creator>User</meta:initial-creator>
    <meta:document-statistic meta:table-count="3" meta:cell-count="13" meta:object-count="0"/>
    <meta:generator>LibreOfficeDev/6.0.5.2$Linux_X86_64 LibreOffice_project/</meta:generator>
  </office:meta>
</office:document-meta>
</file>